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ad8c" officeooo:paragraph-rsid="0017ad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mysql -u root -p // entra no mysql</text:p>
      <text:p text:style-name="P1"/>
      <text:p text:style-name="P1">CREATE DATABASE EXEMPLO; //cria o banco EXEMPLO</text:p>
      <text:p text:style-name="P1"/>
      <text:p text:style-name="P1">DROP DATABASE EXEMPLO; // apaga o banco EXEMPLO</text:p>
      <text:p text:style-name="P1"/>
      <text:p text:style-name="P1">SHOW DATABASES; // mostra os bancos de dados</text:p>
      <text:p text:style-name="P1"/>
      <text:p text:style-name="P1">CREATE TABLE CLIENTE (</text:p>
      <text:p text:style-name="P1"><text:tab/>NOME <text:tab/>VARCHAR (30),</text:p>
      <text:p text:style-name="P1"><text:tab/>SEXO <text:s text:c="2"/><text:tab/>CHAR (1),</text:p>
      <text:p text:style-name="P1"><text:tab/>EMAIL <text:tab/>VARCHAR (30),</text:p>
      <text:p text:style-name="P1"><text:tab/>CPF <text:s text:c="15"/>INT (11),</text:p>
      <text:p text:style-name="P1"><text:tab/>TELEFONE <text:s text:c="2"/>VARCHAR (30),</text:p>
      <text:p text:style-name="P1"><text:tab/>ENDERECO <text:s/>VARCHAR (100);</text:p>
      <text:p text:style-name="P1">) </text:p>
      <text:p text:style-name="P1">// cria a tabela CLIENTE</text:p>
      <text:p text:style-name="P1"/>
      <text:p text:style-name="P1"/>
      <text:p text:style-name="P1">SHOW TABLES; //mostra as tabelas do banco</text:p>
      <text:p text:style-name="P1"/>
      <text:p text:style-name="P1">DESC CLIENTE; <text:s/>//mostra os campos da tabela CLIENTE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7T00:03:46.307948634</meta:creation-date>
    <dc:date>2022-01-27T00:24:54.335636083</dc:date>
    <meta:editing-duration>PT10M28S</meta:editing-duration>
    <meta:editing-cycles>1</meta:editing-cycles>
    <meta:document-statistic meta:table-count="0" meta:image-count="0" meta:object-count="0" meta:page-count="1" meta:paragraph-count="15" meta:word-count="74" meta:character-count="451" meta:non-whitespace-character-count="360"/>
    <meta:generator>LibreOffice/6.4.7.2$Linux_X86_64 LibreOffice_project/40$Build-2</meta:generator>
  </office:meta>
</office:document-meta>
</file>